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3">
      <style:text-properties fo:language="en" fo:country="US"/>
    </style:style>
    <style:style style:name="P9" style:family="paragraph" style:parent-style-name="Heading_20_7">
      <style:text-properties fo:language="en" fo:country="US"/>
    </style:style>
    <style:style style:name="P10" style:family="paragraph" style:parent-style-name="Heading_20_5">
      <style:text-properties fo:language="en" fo:country="U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5">
      <style:paragraph-properties>
        <style:tab-stops>
          <style:tab-stop style:position="15.004cm" style:type="right" style:leader-style="dotted" style:leader-text="."/>
        </style:tab-stops>
      </style:paragraph-properties>
    </style:style>
    <style:style style:name="P13" style:family="paragraph" style:parent-style-name="Contents_20_7">
      <style:paragraph-properties>
        <style:tab-stops>
          <style:tab-stop style:position="14.005cm" style:type="right" style:leader-style="dotted" style:leader-text="."/>
        </style:tab-stops>
      </style:paragraph-properties>
    </style:style>
    <style:style style:name="P14" style:family="paragraph" style:parent-style-name="Preformatted_20_Text">
      <style:paragraph-properties fo:margin-top="0cm" fo:margin-bottom="0cm" fo:widows="1" fo:padding="0cm" fo:border="none"/>
    </style:style>
    <style:style style:name="P15" style:family="paragraph" style:parent-style-name="Preformatted_20_Text">
      <style:paragraph-properties fo:margin-top="0cm" fo:margin-bottom="0cm" fo:widows="1" fo:padding="0cm" fo:border="none"/>
      <style:text-properties fo:font-variant="normal" fo:text-transform="none" style:font-name="Consolas" fo:letter-spacing="normal" fo:font-style="normal" fo:font-weight="normal"/>
    </style:style>
    <style:style style:name="P16" style:family="paragraph" style:parent-style-name="Preformatted_20_Text">
      <style:paragraph-properties fo:margin-top="0cm" fo:margin-bottom="0cm" fo:widows="1" fo:padding="0cm" fo:border="none"/>
      <style:text-properties fo:font-variant="normal" fo:text-transform="none" fo:letter-spacing="normal"/>
    </style:style>
    <style:style style:name="P17"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Consolas"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letter-spacing="normal" fo:font-style="italic" fo:font-weight="normal" style:font-style-asian="italic" style:font-style-complex="italic"/>
    </style:style>
    <style:style style:name="T9" style:family="text">
      <style:text-properties fo:font-variant="normal" fo:text-transform="none"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style:font-name="Times New Roman" fo:letter-spacing="normal" fo:font-style="normal" fo:font-weight="normal"/>
    </style:style>
    <style:style style:name="T11"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style:font-name="Times New Roman" fo:letter-spacing="normal" fo:font-style="italic" fo:font-weight="normal" style:font-style-asian="italic" style:font-style-complex="italic"/>
    </style:style>
    <style:style style:name="T13"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14"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5"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6" style:family="text">
      <style:text-properties fo:color="#0b6125"/>
    </style:style>
    <style:style style:name="T17" style:family="text">
      <style:text-properties fo:color="#0b6125" style:font-name="Consolas" fo:font-style="normal" fo:font-weight="normal"/>
    </style:style>
    <style:style style:name="T18" style:family="text">
      <style:text-properties fo:color="#a71d5d" fo:font-style="italic"/>
    </style:style>
    <style:style style:name="T19" style:family="text">
      <style:text-properties fo:color="#a71d5d" style:font-name="Consolas" fo:font-style="italic" fo:font-weight="normal"/>
    </style:style>
    <style:style style:name="T20" style:family="text">
      <style:text-properties fo:color="#693a17" style:font-name="Consolas" fo:font-style="normal" fo:font-weight="normal"/>
    </style:style>
    <style:style style:name="T21" style:family="text">
      <style:text-properties fo:color="#811f24" style:font-name="Consolas" fo:font-style="normal" fo:font-weight="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am Machiels</text:p>
      <text:p text:style-name="P5">13 Octo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7">Preface<text:tab/>4</text:p>
          <text:p text:style-name="P7">Introduction<text:tab/>4</text:p>
          <text:p text:style-name="P11">Asynchronous programming<text:tab/>5</text:p>
          <text:p text:style-name="P11">Separation of concerns<text:tab/>5</text:p>
          <text:p text:style-name="P11">Loosely coupled application logic<text:tab/>5</text:p>
          <text:p text:style-name="P11">Maintainable code<text:tab/>5</text:p>
          <text:p text:style-name="P11">Testable code<text:tab/>5</text:p>
          <text:p text:style-name="P11">Why Node.js<text:tab/>5</text:p>
          <text:p text:style-name="P11">Problem to solve (conclusion)<text:tab/>5</text:p>
          <text:p text:style-name="P11">Solution to the problem (conclusion)<text:tab/>5</text:p>
          <text:p text:style-name="P7">Application development<text:tab/>5</text:p>
          <text:p text:style-name="P11">Tools<text:tab/>5</text:p>
          <text:p text:style-name="P12">Continuous integration<text:tab/>6</text:p>
          <text:p text:style-name="P13">Integration tests<text:tab/>6</text:p>
          <text:p text:style-name="P13">Travis-ci<text:tab/>6</text:p>
          <text:p text:style-name="P12">Unit tests<text:tab/>6</text:p>
          <text:p text:style-name="P13">Mocha<text:tab/>6</text:p>
          <text:p text:style-name="P12">Code coverage<text:tab/>7</text:p>
          <text:p text:style-name="P13">Istanbul<text:tab/>7</text:p>
          <text:p text:style-name="P13">Coveralls<text:tab/>7</text:p>
          <text:p text:style-name="P12">In-line documentation<text:tab/>7</text:p>
          <text:p text:style-name="P13">JSDOC<text:tab/>7</text:p>
          <text:p text:style-name="P13">Inch-ci<text:tab/>7</text:p>
          <text:p text:style-name="P12">Code quality<text:tab/>7</text:p>
          <text:p text:style-name="P13">Codacy<text:tab/>7</text:p>
          <text:p text:style-name="P13">JSLint<text:tab/>7</text:p>
          <text:p text:style-name="P7">Application realization<text:tab/>7</text:p>
          <text:p text:style-name="P11">Pre-alpha<text:tab/>8</text:p>
          <text:p text:style-name="P11">Alpha<text:tab/>8</text:p>
          <text:p text:style-name="P11">Beta<text:tab/>8</text:p>
          <text:p text:style-name="P11">Release candidates<text:tab/>8</text:p>
          <text:p text:style-name="P12">Candidate 1<text:tab/>8</text:p>
          <text:p text:style-name="P12">Candidate 2<text:tab/>8</text:p>
          <text:p text:style-name="P12">Feedback<text:tab/>8</text:p>
          <text:p text:style-name="P11">Production release<text:tab/>8</text:p>
          <text:p text:style-name="P7">API<text:tab/>8</text:p>
          <text:p text:style-name="P11">getConstructor<text:tab/>8</text:p>
          <text:p text:style-name="P11">instance_modules<text:tab/>8</text:p>
          <text:p text:style-name="P11">methods<text:tab/>8</text:p>
          <text:p text:style-name="P12">next<text:tab/>8</text:p>
          <text:p text:style-name="P12">abort<text:tab/>8</text:p>
          <text:p text:style-name="P12">finish<text:tab/>8</text:p>
          <text:p text:style-name="P12">retryAll<text:tab/>8</text:p>
          <text:p text:style-name="P12">retryThis<text:tab/>8</text:p>
          <text:p text:style-name="P12">retryFrom<text:tab/>8</text:p>
          <text:p text:style-name="P12">retryMethod<text:tab/>8</text:p>
          <text:p text:style-name="P7">Flowcharts<text:tab/>8</text:p>
          <text:p text:style-name="P11">getConstructor<text:tab/>9</text:p>
          <text:p text:style-name="P11">next<text:tab/>9</text:p>
          <text:p text:style-name="P11">Simple program<text:tab/>9</text:p>
          <text:p text:style-name="P7">Examples<text:tab/>9</text:p>
          <text:p text:style-name="P11"><text:soft-page-break/>Minimal<text:tab/>9</text:p>
          <text:p text:style-name="P11">Source code collector<text:tab/>9</text:p>
          <text:p text:style-name="P11">HTTP request handler<text:tab/>9</text:p>
          <text:p text:style-name="P11">Database interface<text:tab/>9</text:p>
          <text:p text:style-name="P7">Project maintenance<text:tab/>9</text:p>
          <text:p text:style-name="P11">Project stability<text:tab/>9</text:p>
          <text:p text:style-name="P11">Future features<text:tab/>9</text:p>
          <text:p text:style-name="P7">Feedback<text:tab/>9</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h text:style-name="Heading_20_1" text:outline-level="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Heading_20_3" text:outline-level="3">Asynchronous programming</text:h>
      <text:p text:style-name="P1">Benefits</text:p>
      <text:p text:style-name="P1">Use cases</text:p>
      <text:p text:style-name="Text_20_body">Non blocking</text:p>
      <text:p text:style-name="Text_20_body">Multi-core if host allows</text:p>
      <text:h text:style-name="Heading_20_3" text:outline-level="3">Separation of concerns</text:h>
      <text:p text:style-name="Text_20_body">In order to keep software code bases organized it is important to make sure every operation is doing just what it needs to do and nothing more. This results in code that is easy to 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 Because a lot of the code which isn't as easily readable such as a common language like English is, is hidden away in small functions which do just what they need to do and nothing more.</text:p>
      <text:p text:style-name="Text_20_body">Separating concerns can bring problems of its own, this will be discussed in the chapter Loosely coupled application logic.</text:p>
      <text:h text:style-name="Heading_20_3" text:outline-level="3">Loosely coupled application logic</text:h>
      <text:p text:style-name="Text_20_body"/>
      <text:h text:style-name="Heading_20_3" text:outline-level="3">Maintainable code</text:h>
      <text:h text:style-name="Heading_20_3" text:outline-level="3">Testable code</text:h>
      <text:h text:style-name="Heading_20_3" text:outline-level="3">Why Node.js</text:h>
      <text:h text:style-name="Heading_20_3" text:outline-level="3"><text:span text:style-name="T1">Problem</text:span> to solve<text:span text:style-name="T1"> (conclusion)</text:span></text:h>
      <text:h text:style-name="Heading_20_3" text:outline-level="3">Solution to the problem<text:span text:style-name="T1"> (conclusion)</text:span></text:h>
      <text:p text:style-name="Text_20_body"><text:span text:style-name="T1"/></text:p>
      <text:h text:style-name="Heading_20_1" text:outline-level="1">Application development</text:h>
      <text:p text:style-name="P1">@TODO a lot</text:p>
      <text:h text:style-name="Heading_20_3" text:outline-level="3">Tools</text:h>
      <text:p text:style-name="Text_20_body">In order to build and maintain this project some development tools are used, these will be discussed <text:soft-page-break/>in this chapter.</text:p>
      <text:h text:style-name="Heading_20_5" text:outline-level="5"><text:span text:style-name="T1">Continuous integration</text:span></text:h>
      <text:p text:style-name="P1"><text:span text:style-name="T1">@TODO</text:span></text:p>
      <text:h text:style-name="P9" text:outline-level="7">Integration tests</text:h>
      <text:p text:style-name="P1"><text:span text:style-name="T1">@TODO</text:span></text:p>
      <text:h text:style-name="P9" text:outline-level="7">Travis-ci</text:h>
      <text:p text:style-name="P1">Travis-ci is a (free for open source projects) hosted continuous integration service. @TODO</text:p>
      <text:h text:style-name="P10" text:outline-level="5">Unit tests</text:h>
      <text:p text:style-name="P1">Testing application functionality is important. @TODO</text:p>
      <text:h text:style-name="P9" text:outline-level="7">Mocha</text:h>
      <text:p text:style-name="Text_20_body"><text:span text:style-name="T1">Mocha is an open source JavaScript testing framework which works together nicely with other tools like code linters and coverage collectors. It offers a simple API with which test suites can be described. When written correctly, test code looks a lot like English. Take for example some tests which would be written for a custom math library called </text:span><text:span text:style-name="T2">mather</text:span><text:span text:style-name="T1">.</text:span></text:p>
      <text:p text:style-name="P15">describe(<text:span text:style-name="T16">'mather (custom math library)'</text:span>, <text:span text:style-name="T18">function</text:span> (){</text:p>
      <text:p text:style-name="P16"><text:s text:c="2"/><text:span text:style-name="T4">describe(</text:span><text:span text:style-name="T17">'.add'</text:span><text:span text:style-name="T4">, </text:span><text:span text:style-name="T19">function</text:span><text:span text:style-name="T4"> (){</text:span></text:p>
      <text:p text:style-name="P16"><text:s text:c="4"/><text:span text:style-name="T4">it(</text:span><text:span text:style-name="T17">'adds arg1 and arg2 together'</text:span><text:span text:style-name="T4">, </text:span><text:span text:style-name="T19">function</text:span><text:span text:style-name="T4"> () {</text:span></text:p>
      <text:p text:style-name="P16"><text:s text:c="6"/><text:span text:style-name="T4">assert.equal(mather.</text:span><text:span text:style-name="T20">add</text:span><text:span text:style-name="T4">(</text:span><text:span text:style-name="T21">3</text:span><text:span text:style-name="T4">, </text:span><text:span text:style-name="T21">5</text:span><text:span text:style-name="T4">), </text:span><text:span text:style-name="T21">8</text:span><text:span text:style-name="T4">);</text:span></text:p>
      <text:p text:style-name="P16"><text:s text:c="4"/><text:span text:style-name="T4">});</text:span></text:p>
      <text:p text:style-name="P16"><text:s text:c="2"/><text:span text:style-name="T4">});</text:span></text:p>
      <text:p text:style-name="P16"><text:s text:c="2"/><text:span text:style-name="T4">describe(</text:span><text:span text:style-name="T17">'.mul'</text:span><text:span text:style-name="T4">, </text:span><text:span text:style-name="T19">function</text:span><text:span text:style-name="T4"> () {</text:span></text:p>
      <text:p text:style-name="P16"><text:s text:c="4"/><text:span text:style-name="T4">it(</text:span><text:span text:style-name="T17">'multiplies arg1 with arg2'</text:span><text:span text:style-name="T4">, </text:span><text:span text:style-name="T19">function</text:span><text:span text:style-name="T4"> () {</text:span></text:p>
      <text:p text:style-name="P16"><text:s text:c="6"/><text:span text:style-name="T4">assert.equal(mather.mul(</text:span><text:span text:style-name="T21">3</text:span><text:span text:style-name="T4">, </text:span><text:span text:style-name="T21">5</text:span><text:span text:style-name="T4">), </text:span><text:span text:style-name="T21">15</text:span><text:span text:style-name="T4">);</text:span></text:p>
      <text:p text:style-name="P16"><text:s text:c="4"/><text:span text:style-name="T4">});</text:span></text:p>
      <text:p text:style-name="P16"><text:s text:c="2"/><text:span text:style-name="T4">});</text:span></text:p>
      <text:p text:style-name="P14"><text:span text:style-name="T5">});<text:line-break/></text:span></text:p>
      <text:p text:style-name="Text_20_body"><text:span text:style-name="T10">If I'd for example made some changes to </text:span><text:span text:style-name="T12">mather </text:span><text:span text:style-name="T11">its </text:span><text:span text:style-name="T13">mul </text:span><text:span text:style-name="T11">method which would result in a different return value when 3 and 5 are passed as arguments, it'd be clear that I broke my code by running </text:span><text:span text:style-name="T14">the</text:span><text:span text:style-name="T11"> tests. Since the assertion </text:span><text:span text:style-name="T14">"</text:span><text:span text:style-name="T15">calling mather.mul</text:span><text:span text:style-name="T11"> </text:span><text:span text:style-name="T14">with the arguments 3 and 5 </text:span><text:span text:style-name="T11">should equal 15</text:span><text:span text:style-name="T14">"</text:span><text:span text:style-name="T11"> was specified in the test function its body.</text:span><text:span text:style-name="T14"> </text:span></text:p>
      <text:h text:style-name="P10" text:outline-level="5"><text:soft-page-break/>Code coverage</text:h>
      <text:h text:style-name="P9" text:outline-level="7">Istanbul</text:h>
      <text:h text:style-name="P9" text:outline-level="7">Coveralls</text:h>
      <text:h text:style-name="P10" text:outline-level="5">In-line documentation</text:h>
      <text:h text:style-name="P9" text:outline-level="7">JSDOC</text:h>
      <text:h text:style-name="P9" text:outline-level="7">Inch-ci</text:h>
      <text:h text:style-name="P10" text:outline-level="5">Code quality</text:h>
      <text:h text:style-name="P9" text:outline-level="7">Codacy</text:h>
      <text:h text:style-name="P9" text:outline-level="7">JSLint</text:h>
      <text:p text:style-name="P1"/>
      <text:p text:style-name="P1"/>
      <text:p text:style-name="P1"/>
      <text:p text:style-name="P1"/>
      <text:p text:style-name="P1"/>
      <text:p text:style-name="P1"/>
      <text:p text:style-name="P1"/>
      <text:p text:style-name="P1"/>
      <text:p text:style-name="P1"/>
      <text:h text:style-name="Heading_20_1" text:outline-level="1">Application realization</text:h>
      <text:p text:style-name="P1">@TODO all</text:p>
      <text:h text:style-name="Heading_20_3" text:outline-level="3"><text:soft-page-break/>Pre-alpha</text:h>
      <text:h text:style-name="Heading_20_3" text:outline-level="3">Alpha</text:h>
      <text:h text:style-name="Heading_20_3" text:outline-level="3">Beta</text:h>
      <text:h text:style-name="Heading_20_3" text:outline-level="3">Release candidates</text:h>
      <text:h text:style-name="Heading_20_5" text:outline-level="5">Candidate 1</text:h>
      <text:h text:style-name="Heading_20_5" text:outline-level="5">Candidate 2</text:h>
      <text:h text:style-name="Heading_20_5" text:outline-level="5">Feedback</text:h>
      <text:h text:style-name="Heading_20_3" text:outline-level="3">Production release</text:h>
      <text:p text:style-name="Text_20_body"/>
      <text:h text:style-name="Heading_20_1" text:outline-level="1">API</text:h>
      <text:p text:style-name="P1">@TODO all</text:p>
      <text:h text:style-name="P8" text:outline-level="3">getConstructor</text:h>
      <text:h text:style-name="P8" text:outline-level="3">instance_modules</text:h>
      <text:h text:style-name="P8" text:outline-level="3">methods</text:h>
      <text:h text:style-name="P10" text:outline-level="5">next</text:h>
      <text:h text:style-name="P10" text:outline-level="5">abort</text:h>
      <text:h text:style-name="P10" text:outline-level="5">finish</text:h>
      <text:h text:style-name="P10" text:outline-level="5">retryAll</text:h>
      <text:h text:style-name="P10" text:outline-level="5">retryThis</text:h>
      <text:h text:style-name="P10" text:outline-level="5">retryFrom</text:h>
      <text:h text:style-name="P10" text:outline-level="5">retryMethod</text:h>
      <text:p text:style-name="P1"/>
      <text:h text:style-name="Heading_20_1" text:outline-level="1">Flowcharts</text:h>
      <text:p text:style-name="P1">@TODO all</text:p>
      <text:h text:style-name="P8" text:outline-level="3"><text:soft-page-break/>getConstructor</text:h>
      <text:h text:style-name="P8" text:outline-level="3">next</text:h>
      <text:h text:style-name="P8" text:outline-level="3">Simple program</text:h>
      <text:p text:style-name="P1"/>
      <text:p text:style-name="P1"/>
      <text:p text:style-name="P1"/>
      <text:p text:style-name="P1"/>
      <text:p text:style-name="P1"/>
      <text:p text:style-name="P1"/>
      <text:p text:style-name="P1"/>
      <text:h text:style-name="Heading_20_1" text:outline-level="1">Examples</text:h>
      <text:p text:style-name="P1">@TODO all</text:p>
      <text:h text:style-name="P8" text:outline-level="3">Minimal</text:h>
      <text:h text:style-name="P8" text:outline-level="3">Source code collector</text:h>
      <text:h text:style-name="P8" text:outline-level="3">HTTP request handler</text:h>
      <text:h text:style-name="P8" text:outline-level="3">Database interface</text:h>
      <text:p text:style-name="P1"/>
      <text:h text:style-name="Heading_20_1" text:outline-level="1">Project maintenance</text:h>
      <text:p text:style-name="P1">@TODO all</text:p>
      <text:h text:style-name="P8" text:outline-level="3">Project stability</text:h>
      <text:h text:style-name="P8"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 Machiels</meta:initial-creator>
    <meta:creation-date>2015-10-13T12:16:18.24</meta:creation-date>
    <dc:date>2015-10-15T13:22:26.19</dc:date>
    <dc:creator>Sam Machiels</dc:creator>
    <meta:editing-duration>PT4H27M32S</meta:editing-duration>
    <meta:editing-cycles>16</meta:editing-cycles>
    <meta:generator>OpenOffice/4.1.1$Win32 OpenOffice.org_project/411m6$Build-9775</meta:generator>
    <meta:document-statistic meta:table-count="0" meta:image-count="0" meta:object-count="0" meta:page-count="9" meta:paragraph-count="159" meta:word-count="987" meta:character-count="6174"/>
  </office:meta>
</office:document-meta>
</file>